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a282a" officeooo:paragraph-rsid="000a282a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4007a2" loext:opacity="100%" fo:font-size="28pt" fo:letter-spacing="normal" style:text-underline-style="solid" style:text-underline-width="auto" style:text-underline-color="font-color" officeooo:rsid="000a282a" officeooo:paragraph-rsid="000a282a" style:font-size-asian="28pt" style:font-size-complex="28pt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x</text:p>
      <text:p text:style-name="P1">8<text:span text:style-name="T1">th</text:span> Gen ⬆️</text:p>
      <text:p text:style-name="P2">1<text:span text:style-name="T1">st</text:span> LVL: 128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09-24T13:58:26.203587500</meta:print-date>
    <dc:date>2025-09-24T14:04:41.064416900</dc:date>
    <meta:editing-duration>PT12M23S</meta:editing-duration>
    <meta:editing-cycles>4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3" meta:word-count="7" meta:character-count="24" meta:non-whitespace-character-count="20"/>
  </office:meta>
</office:document-meta>
</file>